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field_wildcard_filter_double.test_list_map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Path_field_wildcard_filter_double.test_list_map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Path_field_wildcard_filter_double.test_list_map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